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8e2" officeooo:paragraph-rsid="000938e2"/>
    </style:style>
    <style:style style:name="T1" style:family="text">
      <style:text-properties officeooo:rsid="000ac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nes</text:p>
      <text:p text:style-name="P1">martes </text:p>
      <text:p text:style-name="P1">miércoles</text:p>
      <text:p text:style-name="P1">jueves </text:p>
      <text:p text:style-name="P1">viernes</text:p>
      <text:p text:style-name="P1"><text:s/><text:span text:style-name="T1">sab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2:46:37.842267991</meta:creation-date>
    <dc:date>2020-01-17T12:58:13.079501973</dc:date>
    <meta:editing-duration>PT1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" meta:character-count="42" meta:non-whitespace-character-count="39"/>
  </office:meta>
</office:document-meta>
</file>